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1:40:08</dc:date>
    <dc:creator>tokai </dc:creator>
    <meta:editing-duration>PT2M17S</meta:editing-duration>
    <meta:editing-cycles>16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22460635382238E-016">
                <text:p>1.22460635382238E-0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3.67381906146713E-016">
                <text:p>-3.67381906146713E-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12303176911189E-016">
                <text:p>6.12303176911189E-0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8.57224447675664E-016">
                <text:p>-8.57224447675664E-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0214571844014E-015">
                <text:p>1.10214571844014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